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Standard" style:family="paragraph">
      <style:paragraph-properties style:master-page-name="Standard1"/>
      <style:text-properties fo:color="#000000" fo:font-family="Arial" fo:font-weight="bold" style:text-underline-style="solid" style:text-underline-type="single" style:text-underline-width="auto"/>
    </style:style>
    <style:style style:name="P2" style:parent-style-name="Standard" style:family="paragraph">
      <style:text-properties fo:color="#000000" fo:font-family="Arial" fo:font-weight="bold" style:text-underline-style="none" style:text-underline-type="none" style:text-underline-width="auto"/>
    </style:style>
    <style:style style:name="P3" style:parent-style-name="Horizontal_20Line" style:family="paragraph">
      <style:text-properties fo:color="#000000" fo:font-family="Arial" fo:font-weight="bold" style:text-underline-style="none" style:text-underline-type="none" style:text-underline-width="auto"/>
    </style:style>
    <style:style style:name="P4" style:parent-style-name="Standard" style:family="paragraph">
      <style:text-properties fo:color="#000000" fo:font-family="Arial" fo:font-size="11.000000000000000pt" fo:font-weight="bold" style:text-underline-style="none" style:text-underline-type="none" style:text-underline-width="auto"/>
    </style:style>
    <style:style style:name="P5" style:parent-style-name="Standard" style:family="paragraph">
      <style:text-properties fo:color="#000000" fo:font-family="Arial" fo:font-size="11.000000000000000pt" fo:font-weight="bold"/>
    </style:style>
    <style:style style:name="T1" style:parent-style-name="Standard" style:family="text">
      <style:text-properties fo:font-weight="normal"/>
    </style:style>
    <style:style style:name="P6" style:parent-style-name="Standard" style:family="paragraph">
      <style:text-properties fo:color="#000000" fo:font-family="Arial" fo:font-size="11.000000000000000pt"/>
    </style:style>
    <style:style style:name="T2" style:parent-style-name="Standard" style:family="text">
      <style:text-properties fo:font-weight="bold"/>
    </style:style>
    <style:style style:name="T3" style:parent-style-name="Standard" style:family="text">
      <style:text-properties fo:font-weight="normal" style:text-underline-style="none" style:text-underline-type="none" style:text-underline-width="auto"/>
    </style:style>
    <style:style style:name="T4" style:parent-style-name="Standard" style:family="text">
      <style:text-properties fo:font-weight="bold" style:text-underline-style="none" style:text-underline-type="none" style:text-underline-width="auto"/>
    </style:style>
    <style:style style:name="P7" style:parent-style-name="Standard" style:family="paragraph">
      <style:text-properties fo:color="#000000"/>
    </style:style>
    <style:style style:name="T5" style:parent-style-name="Standard" style:family="text">
      <style:text-properties style:text-underline-style="solid" style:text-underline-type="single" style:text-underline-width="auto"/>
    </style:style>
    <style:style style:name="P8" style:parent-style-name="Standard" style:family="paragraph">
      <style:text-properties fo:color="#000000" style:text-underline-style="solid" style:text-underline-type="single" style:text-underline-width="auto"/>
    </style:style>
    <style:style style:name="P9" style:parent-style-name="Standard" style:family="paragraph">
      <style:text-properties fo:color="#000000" fo:font-family="Arial" fo:font-size="11.000000000000000pt" fo:font-weight="normal" style:text-underline-style="none" style:text-underline-type="none" style:text-underline-width="auto"/>
    </style:style>
    <style:style style:name="T6" style:parent-style-name="Standard" style:family="text">
      <style:text-properties fo:color="#ff0000" fo:font-weight="bold" style:text-underline-style="none" style:text-underline-type="none" style:text-underline-width="auto"/>
    </style:style>
    <style:style style:name="P10" style:parent-style-name="Horizontal_20Line" style:family="paragraph">
      <style:text-properties fo:color="#000000"/>
    </style:style>
    <style:style style:name="T7" style:parent-style-name="Standard" style:family="text">
      <style:text-properties fo:color="#ff0000" fo:font-family="Arial" fo:font-size="11.000000000000000pt" fo:font-weight="bold" style:text-underline-style="none" style:text-underline-type="none" style:text-underline-width="auto"/>
    </style:style>
    <style:style style:name="P11" style:parent-style-name="Standard" style:family="paragraph">
      <style:text-properties fo:color="#ff0000" fo:font-family="Arial" fo:font-size="11.000000000000000pt" fo:font-weight="bold" style:text-underline-style="none" style:text-underline-type="none" style:text-underline-width="auto"/>
    </style:style>
    <style:style style:name="P12" style:parent-style-name="Horizontal_20Line" style:family="paragraph">
      <style:text-properties fo:color="#000000" fo:font-family="Arial" fo:font-size="11.000000000000000pt" fo:font-weight="bold" style:text-underline-style="none" style:text-underline-type="none" style:text-underline-width="auto"/>
    </style:style>
    <style:style style:name="P13" style:parent-style-name="Standard" style:family="paragraph">
      <style:paragraph-properties fo:text-align="justify"/>
      <style:text-properties fo:color="#000000" fo:font-family="Arial" fo:font-size="11.000000000000000pt" fo:font-weight="bold"/>
    </style:style>
    <style:style style:name="P14" style:family="paragraph">
      <style:text-properties fo:color="#000000" fo:font-family="Arial" fo:font-size="11.000000000000000pt" fo:font-weight="normal" style:text-underline-style="none" style:text-underline-type="none" style:text-underline-width="auto"/>
    </style:style>
    <style:style style:name="P15" style:parent-style-name="Standard" style:family="paragraph">
      <style:paragraph-properties fo:text-align="justify"/>
      <style:text-properties fo:color="#000000" fo:font-family="Arial" fo:font-size="11.000000000000000pt"/>
    </style:style>
    <style:style style:name="T8" style:parent-style-name="Standard" style:family="text">
      <style:text-properties fo:font-family="Arial" fo:font-size="11.000000000000000pt" fo:font-weight="normal" style:text-underline-style="none" style:text-underline-type="none" style:text-underline-width="auto"/>
    </style:style>
    <style:style style:name="P16" style:parent-style-name="Standard" style:family="paragraph">
      <style:text-properties fo:color="#000000" fo:font-family="Arial" fo:font-size="11.000000000000000pt" style:text-underline-style="solid" style:text-underline-type="single" style:text-underline-width="auto"/>
    </style:style>
    <style:style style:name="P17" style:family="paragraph">
      <style:text-properties fo:color="#000000" fo:font-family="Arial" fo:font-size="11.000000000000000pt"/>
    </style:style>
    <style:style style:name="P18" style:parent-style-name="Standard" style:family="paragraph">
      <style:paragraph-properties fo:text-align="justify"/>
      <style:text-properties fo:color="#000000"/>
    </style:style>
    <style:style style:name="T9" style:parent-style-name="Standard" style:family="text">
      <style:text-properties fo:font-family="Arial" fo:font-size="11.000000000000000pt"/>
    </style:style>
    <style:style style:name="P19" style:parent-style-name="Standard" style:family="paragraph">
      <style:paragraph-properties fo:margin-left="70.894611005800002pt" fo:margin-right="0.000000000000000pt" fo:text-align="justify" fo:text-indent="-18.000031183000001pt"/>
      <style:text-properties fo:color="#000000"/>
    </style:style>
    <style:style style:name="T10" style:parent-style-name="Standard" style:family="text">
      <style:text-properties fo:country="MX" fo:font-family="Arial" fo:font-size="11.000000000000000pt" fo:font-weight="bold" style:text-underline-style="solid" style:text-underline-type="single" style:text-underline-width="auto"/>
    </style:style>
    <style:style style:name="T11" style:parent-style-name="Standard" style:family="text">
      <style:text-properties fo:country="MX" fo:font-family="Arial" fo:font-size="11.000000000000000pt" fo:font-weight="normal"/>
    </style:style>
    <style:style style:name="T12" style:parent-style-name="Standard" style:family="text">
      <style:text-properties fo:country="MX" fo:font-family="Arial" fo:font-size="11.000000000000000pt" fo:font-weight="bold"/>
    </style:style>
    <style:style style:name="P20" style:parent-style-name="Standard" style:family="paragraph">
      <style:paragraph-properties fo:margin-left="52.894579822800004pt" fo:margin-right="0.000000000000000pt" fo:text-align="justify" fo:text-indent="0.000000000000000pt"/>
      <style:text-properties fo:color="#000000"/>
    </style:style>
    <style:style style:name="T13" style:parent-style-name="Standard" style:family="text">
      <style:text-properties fo:font-family="Arial" fo:font-size="11.000000000000000pt" fo:font-weight="bold" style:text-underline-style="solid" style:text-underline-type="single" style:text-underline-width="auto"/>
    </style:style>
    <style:style style:name="T14" style:parent-style-name="Standard" style:family="text">
      <style:text-properties fo:font-family="Arial" fo:font-size="11.000000000000000pt" fo:font-weight="normal"/>
    </style:style>
    <style:style style:name="P21" style:family="paragraph">
      <style:text-properties fo:color="#000000" fo:font-family="Sans Serif"/>
    </style:style>
    <style:style style:name="P22" style:family="paragraph">
      <style:text-properties fo:color="#000000"/>
    </style:style>
    <style:style style:name="T15" style:family="text">
      <style:text-properties fo:font-family="Arial" fo:font-size="11.000000000000000pt" fo:font-weight="normal" style:text-underline-style="none" style:text-underline-type="none" style:text-underline-width="auto"/>
    </style:style>
    <style:style style:name="T16" style:parent-style-name="Standard" style:family="text">
      <style:text-properties style:text-underline-style="solid" style:text-underline-type="single"/>
    </style:style>
    <style:style style:name="P23" style:parent-style-name="Standard" style:family="paragraph">
      <style:paragraph-properties fo:margin-left="0.000000000000000pt" fo:margin-right="0.000000000000000pt" fo:text-align="justify" fo:text-indent="0.000000000000000pt"/>
      <style:text-properties fo:color="#000000"/>
    </style:style>
    <style:style style:name="P24" style:parent-style-name="Standard" style:family="paragraph">
      <style:paragraph-properties fo:margin-left="106.356089761599989pt" fo:margin-right="0.000000000000000pt" fo:text-align="justify" fo:text-indent="-18.000031183000001pt"/>
      <style:text-properties fo:color="#000000" fo:font-weight="bold"/>
    </style:style>
    <style:style style:name="P25" style:parent-style-name="Standard" style:family="paragraph">
      <style:paragraph-properties fo:margin-left="106.356089761599989pt" fo:margin-right="0.000000000000000pt" fo:text-align="justify" fo:text-indent="-18.000031183000001pt"/>
      <style:text-properties fo:color="#000000" fo:font-weight="bold" style:text-underline-style="solid" style:text-underline-type="single" style:text-underline-width="auto"/>
    </style:style>
    <style:style style:name="P26" style:parent-style-name="Standard" style:family="paragraph">
      <style:paragraph-properties fo:margin-left="106.356089761599989pt" fo:margin-right="0.000000000000000pt" fo:text-align="justify" fo:text-indent="-18.000031183000001pt"/>
      <style:text-properties fo:color="#000000"/>
    </style:style>
    <style:style style:name="T17" style:parent-style-name="Standard" style:family="text">
      <style:text-properties fo:font-family="Arial" fo:font-size="11.000000000000000pt" fo:font-weight="bold"/>
    </style:style>
    <style:style style:name="P27" style:parent-style-name="Standard" style:family="paragraph">
      <style:paragraph-properties fo:margin-left="106.356089761599989pt" fo:margin-right="0.000000000000000pt" fo:text-indent="-18.000031183000001pt"/>
      <style:text-properties fo:color="#000000" fo:font-family="Arial" fo:font-size="11.000000000000000pt"/>
    </style:style>
    <style:style style:name="P28" style:parent-style-name="Horizontal_20Line" style:family="paragraph">
      <style:text-properties fo:color="#000000" fo:font-family="Arial" fo:font-size="11.000000000000000pt"/>
    </style:style>
    <style:style style:name="T18" style:parent-style-name="Standard" style:family="text">
      <style:text-properties fo:country="MX" fo:font-weight="normal"/>
    </style:style>
    <style:style style:name="T19" style:parent-style-name="Standard" style:family="text">
      <style:text-properties fo:country="MX" fo:font-weight="normal" style:text-underline-style="none" style:text-underline-type="none" style:text-underline-width="auto"/>
    </style:style>
    <style:style style:name="P29" style:parent-style-name="Standard" style:family="paragraph">
      <style:paragraph-properties fo:margin-left="52.894579822800004pt" fo:margin-right="0.000000000000000pt" fo:text-align="justify" fo:text-indent="0.000000000000000pt"/>
      <style:text-properties fo:color="#000000" fo:country="MX" fo:font-family="Arial" fo:font-size="11.000000000000000pt"/>
    </style:style>
    <style:style style:name="P30" style:parent-style-name="Standard" style:family="paragraph">
      <style:paragraph-properties fo:margin-left="70.894611005800002pt" fo:margin-right="0.000000000000000pt" fo:text-align="justify" fo:text-indent="-18.000031183000001pt"/>
      <style:text-properties fo:color="#000000" fo:font-family="Arial" fo:font-size="11.000000000000000pt"/>
    </style:style>
    <style:style style:name="T20" style:parent-style-name="Standard" style:family="text">
      <style:text-properties fo:country="MX" fo:font-weight="bold" style:text-underline-style="solid" style:text-underline-type="single" style:text-underline-width="auto"/>
    </style:style>
    <style:style style:name="P31" style:parent-style-name="Standard" style:family="paragraph">
      <style:paragraph-properties fo:margin-left="106.356089761599989pt" fo:margin-right="0.000000000000000pt" fo:text-align="justify" fo:text-indent="-18.000031183000001pt"/>
      <style:text-properties fo:color="#000000" style:text-underline-style="none" style:text-underline-type="none" style:text-underline-width="auto"/>
    </style:style>
    <style:style style:name="P32" style:parent-style-name="Standard" style:family="paragraph">
      <style:text-properties fo:color="#000000" fo:font-family="Arial" fo:font-size="11.000000000000000pt" style:text-underline-style="none" style:text-underline-type="none" style:text-underline-width="auto"/>
    </style:style>
    <text:list-style style:name="L21" style:display-name="L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1" style:display-name="L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1" style:display-name="L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2" style:display-name="L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1"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91" style:display-name="L1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2"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3"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01" style:display-name="L2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11" style:display-name="L2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02" style:display-name="L2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1" style:display-name="L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4"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85" style:display-name="L1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1" style:display-name="L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51" style:display-name="L1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2" style:display-name="L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3" style:display-name="L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1" style:display-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81" style:display-name="L8">
      <text:list-level-style-number text:level="1" style:num-suffix="." text:start-value="1" style:num-format="1">
        <style:list-level-properties/>
      </text:list-level-style-number>
      <text:list-level-style-number text:level="2" style:num-suffix="." text:start-value="1" style:num-format="1">
        <style:list-level-properties/>
      </text:list-level-style-number>
      <text:list-level-style-number text:level="3" style:num-suffix="." text:start-value="1" style:num-format="1">
        <style:list-level-properties/>
      </text:list-level-style-number>
      <text:list-level-style-number text:level="4" style:num-suffix="." text:start-value="1" style:num-format="1">
        <style:list-level-properties/>
      </text:list-level-style-number>
      <text:list-level-style-number text:level="5" style:num-suffix="." text:start-value="1" style:num-format="1">
        <style:list-level-properties/>
      </text:list-level-style-number>
      <text:list-level-style-number text:level="6" style:num-suffix="." text:start-value="1" style:num-format="1">
        <style:list-level-properties/>
      </text:list-level-style-number>
      <text:list-level-style-number text:level="7" style:num-suffix="." text:start-value="1" style:num-format="1">
        <style:list-level-properties/>
      </text:list-level-style-number>
      <text:list-level-style-number text:level="8" style:num-suffix="." text:start-value="1" style:num-format="1">
        <style:list-level-properties/>
      </text:list-level-style-number>
      <text:list-level-style-number text:level="9" style:num-suffix="." text:start-value="1" style:num-format="1">
        <style:list-level-properties/>
      </text:list-level-style-number>
      <text:list-level-style-number text:level="10" style:num-suffix="." text:start-value="1" style:num-format="1">
        <style:list-level-properties/>
      </text:list-level-style-number>
    </text:list-style>
    <text:list-style style:name="L52" style:display-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3" style:display-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4" style:display-name="L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01" style:display-name="L1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11" style:display-name="L1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21" style:display-name="L1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131" style:display-name="L1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21" style:display-name="L2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31" style:display-name="L2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41" style:display-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81" style:display-name="L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51" style:display-name="L2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office:automatic-styles>
  <office:body>
    <office:text>
      <text:tracked-changes/>
      <text:page-sequence>
        <text:page text:master-page-name="Standard1"/>
        <text:page text:master-page-name="Standard1"/>
        <text:page text:master-page-name="Standard1"/>
        <text:page text:master-page-name="Standard1"/>
        <text:page text:master-page-name="Standard1"/>
        <text:page text:master-page-name="Standard1"/>
        <text:page text:master-page-name="Standard1"/>
        <text:page text:master-page-name="Standard1"/>
      </text:page-sequence>
      <text:p text:style-name="P1">Comandos Solicitados</text:p>
      <text:p text:style-name="P2"/>
      <text:p text:style-name="P3"/>
      <text:list text:style-name="L21">
        <text:list-item>
          <text:p text:style-name="P4">Nombre del comando: invini</text:p>
        </text:list-item>
      </text:list>
      <text:list text:style-name="L1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61" text:continue-numbering="true">
        <text:list-header>
          <text:p text:style-name="P7"/>
        </text:list-header>
        <text:list-header>
          <text:p text:style-name="P7"><text:span text:style-name="T5">Sin inicializar previamente el ambiente(primera vez que se ejecuta el invini).</text:span></text:p>
        </text:list-header>
      </text:list>
      <text:list text:style-name="L11" text:continue-numbering="true">
        <text:list-header>
          <text:p text:style-name="P8"/>
        </text:list-header>
        <text:list-header>
          <text:p text:style-name="P9">user@Fiuba:~$ . ./invini</text:p>
        </text:list-header>
      </text:list>
      <text:p text:style-name="P6"><text:s text:c="5"/>InicializaciÃ³n de Ambiente Concluida.<text:s/></text:p>
      <text:p text:style-name="P6"><text:tab/>Ambiente: grupo=/home/user/workspace/7508/TP/trunk/TP/Pruebas/comandos/..</text:p>
      <text:p text:style-name="P6"><text:s text:c="10"/>PATH=/home/user/workspace/7508/TP/trunk/TP/Pruebas/comandos:/sbin:/usr/local/bin :/usr/bin:/bin:/usr/games:/usr/lib/java/bin:/usr/lib/kde4/libexec:/opt/kde3/lib/qt3/bin:/opt/kde3/bin:/usr/lib/qt/bin:/usr/share/texmf/bin:.</text:p>
      <text:p text:style-name="P6">Demonio corriendo bajo el no.: 3226</text:p>
      <text:p text:style-name="P6"/>
      <text:p text:style-name="P6"><text:span text:style-name="T5"><text:tab/>Una vez que invini ya fue ejecutado.</text:span></text:p>
      <text:list text:style-name="L12" text:continue-numbering="true">
        <text:list-header>
          <text:p text:style-name="P6"/>
        </text:list-header>
        <text:list-header>
          <text:p text:style-name="P9">user@Fiuba:~$ . ./invini</text:p>
        </text:list-header>
      </text:list>
      <text:p text:style-name="P6">InicializaciÃ³n de Ambiente No fue exitosa. El sistema ya esta inicializado.</text:p>
      <text:p text:style-name="P6"/>
      <text:list text:style-name="L11" text:continue-numbering="true">
        <text:list-item>
          <text:p text:style-name="P6"><text:span text:style-name="T4">Listado del código del comando:<text:s/></text:span><text:span text:style-name="T6">TODO: codigo</text:span></text:p>
        </text:list-item>
      </text:list>
      <text:p text:style-name="P6"/>
      <text:p text:style-name="P10"/>
      <text:list text:style-name="L21">
        <text:list-item>
          <text:p text:style-name="P4">Nombre del comando: startinvonio</text:p>
        </text:list-item>
      </text:list>
      <text:list text:style-name="L18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191">
        <text:list-header>
          <text:p text:style-name="P7"/>
        </text:list-header>
        <text:list-header>
          <text:p text:style-name="P7"><text:span text:style-name="T7">TODO</text:span></text:p>
        </text:list-header>
        <text:list-header>
          <text:p text:style-name="P11"/>
        </text:list-header>
      </text:list>
      <text:list text:style-name="L181" text:continue-numbering="true">
        <text:list-header>
          <text:p text:style-name="P7"><text:span text:style-name="T5">Sin ejecutar el invonio previamente.</text:span></text:p>
        </text:list-header>
        <text:list-header>
          <text:p text:style-name="P9">user@Fiuba:~$ ./startinvonio</text:p>
        </text:list-header>
      </text:list>
      <text:p text:style-name="P6">==&gt; Demonio corriendo bajo el NÂº.:&lt;5279&gt;</text:p>
      <text:p text:style-name="P6">===========================================================</text:p>
      <text:p text:style-name="P6">Fecha actual: 20100508</text:p>
      <text:p text:style-name="P6">-------------------------------------------------------</text:p>
      <text:p text:style-name="P6">El nombre del archivo es: 00000001.20100101</text:p>
      <text:p text:style-name="P6">El archivo se coloco en la carpeta de recibidos</text:p>
      <text:p text:style-name="P6">El nombre del archivo es: 00000002.20100215</text:p>
      <text:p text:style-name="P6">El archivo se coloco en la carpeta de recibidos</text:p>
      <text:p text:style-name="P6">El nombre del archivo es: 00000003.20100415</text:p>
      <text:p text:style-name="P6">El archivo se coloco en la carpeta de recibidos</text:p>
      <text:p text:style-name="P6">El nombre del archivo es: 00000004.20100215</text:p>
      <text:p text:style-name="P6">El archivo se coloco en la carpeta de recibidos</text:p>
      <text:p text:style-name="P6">El nombre del archivo es: 00000005.20100202</text:p>
      <text:p text:style-name="P6">El archivo se coloco en la carpeta de recibidos</text:p>
      <text:p text:style-name="P6">El PID del comando invreci es: 5311</text:p>
      <text:p text:style-name="P6"/>
      <text:p text:style-name="P6">Inicio de Invreci: Archivos a procesar : &lt;5&gt;<text:s/></text:p>
      <text:p text:style-name="P6"/>
      <text:p text:style-name="P6">================================================</text:p>
      <text:p text:style-name="P6"/>
      <text:list text:style-name="L182" text:continue-numbering="true">
        <text:list-header>
          <text:p text:style-name="P9"/>
        </text:list-header>
      </text:list>
      <text:p text:style-name="P6"><text:span text:style-name="T5">Con el proceso invonio ya ejecutandose.</text:span></text:p>
      <text:p text:style-name="P6"/>
      <text:list text:style-name="L183" text:continue-numbering="true">
        <text:list-header>
          <text:p text:style-name="P9">user@Fiuba:~$ ./startinvonio</text:p>
        </text:list-header>
      </text:list>
      <text:p text:style-name="P6">Ya existe un proceso invonio corriendo.</text:p>
      <text:p text:style-name="P6"/>
      <text:p text:style-name="P6"/>
      <text:list text:style-name="L181" text:continue-numbering="true">
        <text:list-item>
          <text:p text:style-name="P6"><text:span text:style-name="T4">Listado del código del comando:<text:s/></text:span><text:span text:style-name="T6">TODO: codigo</text:span></text:p>
        </text:list-item>
      </text:list>
      <text:p text:style-name="P6"/>
      <text:p text:style-name="P10"/>
      <text:list text:style-name="L21">
        <text:list-item>
          <text:p text:style-name="P4">Nombre del comando: stopinvonio</text:p>
        </text:list-item>
      </text:list>
      <text:list text:style-name="L20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211">
        <text:list-header>
          <text:p text:style-name="P7"/>
        </text:list-header>
        <text:list-header>
          <text:p text:style-name="P7"><text:span text:style-name="T7">TODO</text:span></text:p>
        </text:list-header>
      </text:list>
      <text:list text:style-name="L201" text:continue-numbering="true">
        <text:list-header>
          <text:p text:style-name="P7"><text:span text:style-name="T5">Con el proceso invonio corriendo.</text:span></text:p>
        </text:list-header>
        <text:list-header>
          <text:p text:style-name="P9"/>
        </text:list-header>
        <text:list-header>
          <text:p text:style-name="P9">user@Fiuba:~$ ./stopinvonio</text:p>
        </text:list-header>
      </text:list>
      <text:p text:style-name="P6">##################################</text:p>
      <text:p text:style-name="P6"><text:s/>++ SeÃ±al SIGTERM para Invonio ++<text:s/></text:p>
      <text:p text:style-name="P6">##################################</text:p>
      <text:p text:style-name="P6">===========================================================</text:p>
      <text:p text:style-name="P6">Fin del proceso invonio NÂº.:&lt;4654&gt;</text:p>
      <text:p text:style-name="P6"/>
      <text:p text:style-name="P6"><text:span text:style-name="T5">Con el proceso invonio sin ejecutarse.</text:span></text:p>
      <text:p text:style-name="P6"/>
      <text:list text:style-name="L202" text:continue-numbering="true">
        <text:list-header>
          <text:p text:style-name="P9">user@Fiuba:~$ ./stopinvonio</text:p>
        </text:list-header>
      </text:list>
      <text:p text:style-name="P6">No existe ningun proceso invonio corriendo.</text:p>
      <text:p text:style-name="P6"/>
      <text:p text:style-name="P6"/>
      <text:list text:style-name="L201" text:continue-numbering="true">
        <text:list-item>
          <text:p text:style-name="P6"><text:span text:style-name="T4">Listado del código del comando:<text:s/></text:span><text:span text:style-name="T6">TODO: codigo</text:span></text:p>
        </text:list-item>
      </text:list>
      <text:p text:style-name="P12"/>
      <text:list text:style-name="L21">
        <text:list-item>
          <text:p text:style-name="P6">Nombre del comando: invonio</text:p>
        </text:list-item>
      </text:list>
      <text:list text:style-name="L31" text:continue-numbering="true">
        <text:list-item>
          <text:p text:style-name="P13">Archivos de Input:<text:span text:style-name="T1"><text:s/></text:span><text:span text:style-name="T3">Los remitos que se encuentran en la carpeta $grupo/arribos.</text:span></text:p>
        </text:list-item>
        <text:list-item>
          <text:p text:style-name="P6"><text:span text:style-name="T2">Archivos de Output:<text:s/></text:span><text:span text:style-name="T1">Los remitos aceptados se ubican en la carpeta $grupo/recibidos. Los remitos rechazados se colocan en la carpeta $grupo/rechazados.</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61" text:continue-numbering="true">
        <text:list-header>
          <text:p text:style-name="P7"/>
        </text:list-header>
        <text:list-header>
          <text:p text:style-name="P7"><text:span text:style-name="T7">TODO</text:span></text:p>
        </text:list-header>
      </text:list>
      <text:list text:style-name="L31" text:continue-numbering="true">
        <text:list-header>
          <text:p text:style-name="P7"/>
        </text:list-header>
        <text:list-header>
          <text:p text:style-name="P7"><text:span text:style-name="T5">Sin ejecutar el invonio previamente.</text:span></text:p>
        </text:list-header>
      </text:list>
      <text:list text:style-name="L184" text:continue-numbering="true">
        <text:list-header>
          <text:p text:style-name="P14"/>
        </text:list-header>
        <text:list-header>
          <text:p text:style-name="P9">user@Fiuba:~$ ./invonio</text:p>
        </text:list-header>
      </text:list>
      <text:p text:style-name="P6">==&gt; Demonio corriendo bajo el NÂº.:&lt;5279&gt;</text:p>
      <text:p text:style-name="P6">===========================================================</text:p>
      <text:p text:style-name="P6">Fecha actual: 20100508</text:p>
      <text:p text:style-name="P6">-------------------------------------------------------</text:p>
      <text:p text:style-name="P6">El nombre del archivo es: 00000001.20100101</text:p>
      <text:p text:style-name="P6">El archivo se coloco en la carpeta de recibidos</text:p>
      <text:p text:style-name="P6">El nombre del archivo es: 00000002.20100215</text:p>
      <text:p text:style-name="P6">El archivo se coloco en la carpeta de recibidos</text:p>
      <text:p text:style-name="P6">El nombre del archivo es: 00000003.20100415</text:p>
      <text:p text:style-name="P6">El archivo se coloco en la carpeta de recibidos</text:p>
      <text:p text:style-name="P6">El nombre del archivo es: 00000004.20100215</text:p>
      <text:p text:style-name="P6">El archivo se coloco en la carpeta de recibidos</text:p>
      <text:p text:style-name="P6">El nombre del archivo es: 00000005.20100202</text:p>
      <text:p text:style-name="P6">El archivo se coloco en la carpeta de recibidos</text:p>
      <text:p text:style-name="P6">El PID del comando invreci es: 5311</text:p>
      <text:p text:style-name="P6"/>
      <text:p text:style-name="P6">Inicio de Invreci: Archivos a procesar : &lt;5&gt;<text:s/></text:p>
      <text:p text:style-name="P6"/>
      <text:p text:style-name="P6">================================================</text:p>
      <text:p text:style-name="P6"/>
      <text:p text:style-name="P6"><text:span text:style-name="T5">Con el proceso invonio ya ejecutandose.</text:span></text:p>
      <text:p text:style-name="P6"/>
      <text:list text:style-name="L185" text:continue-numbering="true">
        <text:list-header>
          <text:p text:style-name="P9">user@Fiuba:~$ ./invonio</text:p>
        </text:list-header>
      </text:list>
      <text:p text:style-name="P6">Ya existe un proceso invonio corriendo.</text:p>
      <text:p text:style-name="P6"/>
      <text:p text:style-name="P6"/>
      <text:p text:style-name="P6"/>
      <text:list text:style-name="L31" text:continue-numbering="true">
        <text:list-item>
          <text:p text:style-name="P6"><text:span text:style-name="T4">Listado del código del comando:<text:s/></text:span><text:span text:style-name="T6">TODO: codigo</text:span></text:p>
        </text:list-item>
      </text:list>
      <text:p text:style-name="P6"/>
      <text:p text:style-name="P3"/>
      <text:list text:style-name="L21">
        <text:list-item>
          <text:p text:style-name="P4">Nombre del comando: invreci</text:p>
        </text:list-item>
      </text:list>
      <text:list text:style-name="L41" text:continue-numbering="true">
        <text:list-item>
          <text:p text:style-name="P13">Archivos de Input:<text:span text:style-name="T1"><text:s/>Los remitos procesados por invonio, que se encuentran en la carpeta $grupo/recibidos. Las ordenes de compra global, que se encuentran en la carpeta $grupo/oc.</text:span></text:p>
        </text:list-item>
        <text:list-item>
          <text:p text:style-name="P15"><text:span text:style-name="T2">Archivos de Output:</text:span><text:span text:style-name="T1"><text:s/>Los remitos</text:span><text:span text:style-name="T3"><text:s/>aceptados se colocan en la carpeta $grupo/yarecibidos con la extensión aproc. Los remitos rechazados se los ubica en la carpeta $grupo/rechazados.</text:span></text:p>
        </text:list-item>
        <text:list-item>
          <text:p text:style-name="P6"><text:span text:style-name="T2">Parámetros:</text:span><text:span text:style-name="T1"><text:s/>Ninguno.</text:span></text:p>
        </text:list-item>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p text:style-name="P6"/>
      <text:list text:style-name="L151">
        <text:list-header>
          <text:p text:style-name="P6"/>
        </text:list-header>
        <text:list-header>
          <text:p text:style-name="P11"/>
        </text:list-header>
        <text:list-header>
          <text:p text:style-name="P11"/>
        </text:list-header>
        <text:list-header>
          <text:p text:style-name="P11"/>
        </text:list-header>
        <text:list-header>
          <text:p text:style-name="P11"/>
        </text:list-header>
        <text:list-header>
          <text:p text:style-name="P11"/>
        </text:list-header>
      </text:list>
      <text:p text:style-name="P11"/>
      <text:list text:style-name="L151">
        <text:list-item>
          <text:p text:style-name="P11">TODO</text:p>
        </text:list-item>
      </text:list>
      <text:list text:style-name="L41" text:continue-numbering="true">
        <text:list-header>
          <text:p text:style-name="P7"><text:span text:style-name="T8">user@Fiuba:~$ . /invreci</text:span></text:p>
        </text:list-header>
      </text:list>
      <text:p text:style-name="P6">Inicio de Invreci: Archivos a procesar : &lt;5&gt;<text:s/></text:p>
      <text:p text:style-name="P6"/>
      <text:p text:style-name="P6">================================================</text:p>
      <text:p text:style-name="P6">Archivo a procesar: &lt;00000001.20100101&gt;</text:p>
      <text:p text:style-name="P6"/>
      <text:p text:style-name="P6">--------------------------------------</text:p>
      <text:p text:style-name="P6">Se valida el siguiente registro : 000000;0000000001;2;10;12345.6;20100101;Algun_lugar;Desconocido;00000000001;Aseguradora</text:p>
      <text:p text:style-name="P6">El registro de orden de compra es: 000000;20100101;00000000001;ABIERTA;LuCaS;01/01/2010 15:20:00</text:p>
      <text:p text:style-name="P6">Se acepta el registro</text:p>
      <text:p text:style-name="P6">--------------------------------------</text:p>
      <text:p text:style-name="P6">Se valida el siguiente registro : 000000;0000000002;3;7;98452.12;20100101;Algun_lugar;Desconocido;00000000001;Aseguradora</text:p>
      <text:p text:style-name="P6">El registro de orden de compra es: 000000;20100101;00000000001;ABIERTA;LuCaS;01/01/2010 15:20:00</text:p>
      <text:p text:style-name="P6">Se acepta el registro</text:p>
      <text:p text:style-name="P6">--------------------------------------</text:p>
      <text:p text:style-name="P6">Se valida el siguiente registro : 000000;0000000002;1;2;01236.21;20100101;Algun_lugar;Desconocido;00000000001;Aseguradora</text:p>
      <text:p text:style-name="P6">El registro de orden de compra es: 000000;20100101;00000000001;ABIERTA;LuCaS;01/01/2010 15:20:00</text:p>
      <text:p text:style-name="P6">Se acepta el registro</text:p>
      <text:p text:style-name="P6">--------------------------------------</text:p>
      <text:p text:style-name="P6"/>
      <text:p text:style-name="P6"/>
      <text:p text:style-name="P6">Resumen del procesamiento del remito:</text:p>
      <text:p text:style-name="P6"/>
      <text:p text:style-name="P6"><text:s text:c="9"/>-Remito Aceptado:&lt;00000001.20100101&gt;<text:s/></text:p>
      <text:p text:style-name="P6"><text:s text:c="9"/>-Cantidad de Registros Leidos: 3<text:s/></text:p>
      <text:p text:style-name="P6"><text:s text:c="9"/>-Cantidad de Registros Aceptados: 3<text:s/></text:p>
      <text:p text:style-name="P6"><text:s text:c="9"/>-Cantidad Registros Rechazados por Orden de Compra Cerrada: 0<text:s/></text:p>
      <text:p text:style-name="P6"><text:s text:c="9"/>-Cantidad De Registros Rechazados por Orden de Compra Inexistente: 0<text:s/></text:p>
      <text:p text:style-name="P6"><text:s text:c="9"/>-Cantidad de Registros Rechazados por Otros Motivos: 0</text:p>
      <text:p text:style-name="P6"/>
      <text:p text:style-name="P6"><text:span text:style-name="T5">Si no hay archivos para procesar.</text:span><text:s/></text:p>
      <text:p text:style-name="P6"/>
      <text:list text:style-name="L42" text:continue-numbering="true">
        <text:list-header>
          <text:p text:style-name="P6"><text:span text:style-name="T3">user@Fiuba:~$ . /invreci</text:span></text:p>
        </text:list-header>
        <text:list-header>
          <text:p text:style-name="P6"/>
        </text:list-header>
      </text:list>
      <text:p text:style-name="P6">Inicio de Invreci: Archivos a procesar : &lt;0&gt;<text:s/></text:p>
      <text:list text:style-name="L42" text:continue-numbering="true">
        <text:list-header>
          <text:p text:style-name="P6"/>
        </text:list-header>
        <text:list-header>
          <text:p text:style-name="P6">No existen archivos para procesar, se suspende la ejecucion de invreci</text:p>
        </text:list-header>
        <text:list-header>
          <text:p text:style-name="P6"/>
        </text:list-header>
        <text:list-header>
          <text:p text:style-name="P6"><text:span text:style-name="T5">Si ya se estaba ejecutando el comando invreci.</text:span></text:p>
        </text:list-header>
        <text:list-header>
          <text:p text:style-name="P16"/>
        </text:list-header>
        <text:list-header>
          <text:p text:style-name="P6"><text:span text:style-name="T3">user@Fiuba:~$ . /invreci</text:span></text:p>
        </text:list-header>
        <text:list-header>
          <text:p text:style-name="P9"/>
        </text:list-header>
        <text:list-header>
          <text:p text:style-name="P9">Ya existe un proceso invreci corriendo, se termina la ejecucion.</text:p>
        </text:list-header>
      </text:list>
      <text:list text:style-name="L43" text:continue-numbering="true">
        <text:list-header>
          <text:p text:style-name="P17"/>
        </text:list-header>
      </text:list>
      <text:p text:style-name="P6"/>
      <text:list text:style-name="L41" text:continue-numbering="true">
        <text:list-item>
          <text:p text:style-name="P6"><text:span text:style-name="T4">Listado del código del comando:<text:s/></text:span><text:span text:style-name="T6">TODO: codigo</text:span></text:p>
        </text:list-item>
      </text:list>
      <text:p text:style-name="P6"/>
      <text:p text:style-name="P3"/>
      <text:list text:style-name="L21">
        <text:list-item>
          <text:p text:style-name="P4">Nombre del comando: remioc</text:p>
        </text:list-item>
      </text:list>
      <text:list text:style-name="L51" text:continue-numbering="true">
        <text:list-item>
          <text:p text:style-name="P13">Archivos de Input:<text:span text:style-name="T1"><text:s/>Los remitos</text:span><text:span text:style-name="T3"><text:s/>aceptados que se encuentran en la carpeta $grupo/yarecibidos con la extensión aproc. Las ordenes de compra global y detalle, que se encuentran en la carpeta $grupo/oc.<text:s/></text:span></text:p>
        </text:list-item>
        <text:list-item>
          <text:p text:style-name="P15"><text:span text:style-name="T2">Archivos de Output:</text:span><text:span text:style-name="T1"><text:s/>Luego del procesamiento a los remito se les cambia la extensión a proc. y se los coloca en la carpeta $grupo/aceptados.</text:span></text:p>
          <text:p text:style-name="P18"><text:span text:style-name="T9">Al finalizar el proceso de apareo, se generara una nueva versión del archivo de detalle de orden de compra actualizado, que se guarda en la carpeta $grupo/oc. El archivo de detalle de órdenes de compra ocdet posee un número de versión a modo de extensión de archivo.<text:s/></text:span></text:p>
          <text:p text:style-name="P15">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ext:p text:style-name="P15"/>
        </text:list-item>
        <text:list-item>
          <text:p text:style-name="P6"><text:span text:style-name="T2">Parámetros:<text:s/></text:span><text:span text:style-name="T1">El ingreso de estos parámetros no tiene un orden; pudiéndose ingresar solo uno de ellos, como ambos.</text:span></text:p>
        </text:list-item>
      </text:list>
      <text:list text:style-name="L81">
        <text:list-item>
          <text:number>1.</text:number>
          <text:p text:style-name="P19"><text:span text:style-name="T10">Parámetro 1 (opcional):</text:span><text:span text:style-name="T11"><text:s/></text:span><text:span text:style-name="T12">Orden</text:span><text:span text:style-name="T11"><text:s/>/ órdenes de compra se quieren conciliar contra el universo de los remitos aceptados a procesar.</text:span></text:p>
          <text:p text:style-name="P20"/>
        </text:list-item>
        <text:list-item>
          <text:number>2.</text:number>
          <text:p text:style-name="P19"><text:span text:style-name="T13">Parámetro 2 (opcional):</text:span><text:span text:style-name="T14"><text:s text:c="2"/>R</text:span><text:span text:style-name="T11">emito / remitos aceptados se quieren conciliar.<text:s/></text:span></text:p>
        </text:list-item>
      </text:list>
      <text:list text:style-name="L51" text:continue-numbering="true">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p text:style-name="P6"/>
          <text:p text:style-name="P6"/>
          <text:p text:style-name="P11">TODO</text:p>
          <text:p text:style-name="P11">Invocacion sin parametros; procesa todos los remitos disponibles.</text:p>
          <text:p text:style-name="P7"><text:span text:style-name="T8">user@Fiuba:~$ ./remioc</text:span></text:p>
          <text:p text:style-name="P9">Este comando escribe en el log, se muestra la salida que se vuelca en el mismo.</text:p>
        </text:list-item>
      </text:list>
      <text:p text:style-name="P6">2010/05/08 22:48:37 &lt;I&gt; Inicio de remioc:</text:p>
      <text:p text:style-name="P6">2010/05/08 22:48:37 &lt;I&gt; Remito disponible: 00000001.000000.aproc</text:p>
      <text:p text:style-name="P6">2010/05/08 22:48:37 &lt;I&gt; Remito disponible: 00000002.000001.aproc</text:p>
      <text:p text:style-name="P6">2010/05/08 22:48:37 &lt;I&gt; Remito disponible: 00000003.000001.aproc</text:p>
      <text:p text:style-name="P6">2010/05/08 22:48:37 &lt;I&gt; Remito disponible: 00000004.123456.aproc</text:p>
      <text:p text:style-name="P6">2010/05/08 22:48:37 &lt;I&gt; Remito disponible: 00000002.000001.aproc</text:p>
      <text:p text:style-name="P6">2010/05/08 22:48:37 &lt;I&gt; Remito disponible: 00000003.000001.aproc</text:p>
      <text:p text:style-name="P6">2010/05/08 22:48:37 &lt;I&gt; Remito disponible: 00000004.123460.aproc</text:p>
      <text:p text:style-name="P6">2010/05/08 22:48:37 &lt;I&gt; Remito disponible: 00000005.123461.aproc</text:p>
      <text:p text:style-name="P6">2010/05/08 22:48:37 &lt;I&gt; ConciliaciÃ³n de la orden de compra 000000 000001 123456 000001 123460 123461.</text:p>
      <text:p text:style-name="P6">2010/05/08 22:48:42 &lt;I&gt; Remito elegido: 00000005.123461.aproc</text:p>
      <text:p text:style-name="P6">2010/05/08 22:48:42 &lt;I&gt; Renombrando aceptados/00000005.123461.aproc a aceptados/00000005.123461.proc</text:p>
      <text:p text:style-name="P6"/>
      <text:list text:style-name="L52" text:continue-numbering="true">
        <text:list-header>
          <text:p text:style-name="P11">Invocacion con parametros.</text:p>
        </text:list-header>
        <text:list-header>
          <text:p text:style-name="P21"/>
        </text:list-header>
      </text:list>
      <text:list text:style-name="L53" text:continue-numbering="true">
        <text:list-header>
          <text:p text:style-name="P22"><text:span text:style-name="T15">user@Fiuba:~$ ./remioc [parametros]</text:span></text:p>
          <text:p text:style-name="P14">Nota: Parametros es un valor numerico de 6 a 8 caracteres y pueden ser de 0 a N parametros.</text:p>
        </text:list-header>
        <text:list-header>
          <text:p text:style-name="P14">user@Fiuba:~$ ./remioc 000000 000001</text:p>
        </text:list-header>
        <text:list-header>
          <text:p text:style-name="P14">Este comando escribe en el log, se muestra la salida que se vuelca en el mismo.</text:p>
        </text:list-header>
      </text:list>
      <text:p text:style-name="P6">2010/05/10 10:31:59 &lt;I&gt; Inicio de remioc: 000000 000001</text:p>
      <text:p text:style-name="P6">2010/05/10 10:31:59 &lt;I&gt; Remito disponible: 00000001.000000.aproc</text:p>
      <text:p text:style-name="P6">2010/05/10 10:31:59 &lt;I&gt; Remito disponible: 00000002.000001.aproc</text:p>
      <text:p text:style-name="P6">2010/05/10 10:31:59 &lt;I&gt; Remito disponible: 00000003.000001.aproc</text:p>
      <text:p text:style-name="P6">2010/05/10 10:31:59 &lt;I&gt; ConciliaciÃ³n de la orden de compra 000000 000001.</text:p>
      <text:p text:style-name="P6">2010/05/10 10:33:24 &lt;I&gt; Remito elegido: 00000001.000000.aproc</text:p>
      <text:p text:style-name="P6">2010/05/10 10:33:24 &lt;I&gt; Renombrando aceptados/00000001.000000.aproc a aceptados/00000001.000000.proc</text:p>
      <text:p text:style-name="P6"/>
      <text:p text:style-name="P6"><text:span text:style-name="T16">Invocacion con parametros invalidos.</text:span></text:p>
      <text:p text:style-name="P6"/>
      <text:list text:style-name="L54" text:continue-numbering="true">
        <text:list-header>
          <text:p text:style-name="P9">user@Fiuba:~$ ./remioc 00000<text:s/>aaa000</text:p>
          <text:p text:style-name="P6">Error: '00000', no identifica una orden de compra o remito.</text:p>
        </text:list-header>
      </text:list>
      <text:p text:style-name="P6">Este comando escribe en el log, se muestra la salida que se vuelca en el mismo.</text:p>
      <text:p text:style-name="P6">2010/05/10 10:36:32 &lt;I&gt; Inicio de remioc: 00000 aaa000</text:p>
      <text:p text:style-name="P6">2010/05/10 10:36:32 &lt;E&gt; Error: 00000, no identifica una orden de compra o remito.</text:p>
      <text:list text:style-name="L51" text:continue-numbering="true">
        <text:list-item>
          <text:p text:style-name="P6"><text:span text:style-name="T4">Listado del código del comando:<text:s/></text:span><text:span text:style-name="T6">TODO: codigo<text:s/></text:span></text:p>
        </text:list-item>
      </text:list>
      <text:p text:style-name="P6"/>
      <text:p text:style-name="P10"/>
      <text:list text:style-name="L21">
        <text:list-item>
          <text:p text:style-name="P2">Nombre del comando: occtrl</text:p>
        </text:list-item>
      </text:list>
      <text:list text:style-name="L61" text:continue-numbering="true">
        <text:list-item>
          <text:p text:style-name="P13">Archivos de Input:<text:s/><text:span text:style-name="T1">Las ordenes de compra global y detalles, que se encuentran en la carpeta $grupo/oc.</text:span></text:p>
        </text:list-item>
        <text:list-item>
          <text:p text:style-name="P15"><text:span text:style-name="T2">Archivos de Output:<text:s/></text:span><text:span text:style-name="T1">Archivo con el resultado del comando; puede ser un archivo especifico o salida standard.</text:span></text:p>
        </text:list-item>
        <text:list-item>
          <text:p text:style-name="P6"><text:span text:style-name="T2">Parámetros:</text:span><text:span text:style-name="T1"><text:s/></text:span></text:p>
        </text:list-item>
      </text:list>
      <text:list text:style-name="L81">
        <text:list-item>
          <text:number>3.</text:number>
          <text:p text:style-name="P19"><text:span text:style-name="T10">Parámetro 1 (opcional):</text:span><text:span text:style-name="T11"><text:s/>El parámetro permite definir el formato de salida.</text:span></text:p>
          <text:p text:style-name="P20"/>
        </text:list-item>
        <text:list-item>
          <text:number>4.</text:number>
          <text:p text:style-name="P19"><text:span text:style-name="T13">Parámetro 2 (opcional):</text:span><text:span text:style-name="T14"><text:s/>El parámetro permite definir<text:s/></text:span><text:span text:style-name="T11">que ordenes de compra se quieren controlar (todas, por rango, especifica)</text:span></text:p>
        </text:list-item>
      </text:list>
      <text:list text:style-name="L101">
        <text:list-header>
          <text:p text:style-name="P23"/>
        </text:list-header>
      </text:list>
      <text:list text:style-name="L61" text:continue-numbering="true">
        <text:list-item>
          <text:p text:style-name="P6"><text:span text:style-name="T2">Opciones:</text:span></text:p>
        </text:list-item>
      </text:list>
      <text:list text:style-name="L81">
        <text:list-item>
          <text:number>5.</text:number>
          <text:p text:style-name="P19"><text:span text:style-name="T10">Parámetro 1 (opcional):</text:span><text:span text:style-name="T11"><text:s/></text:span></text:p>
        </text:list-item>
      </text:list>
      <text:list text:style-name="L111">
        <text:list-item>
          <text:p text:style-name="P24"><text:span text:style-name="T9">-f :<text:s/></text:span><text:span text:style-name="T14">Se ingresa el nombre del archivo en el que se desea guardar el informe.</text:span></text:p>
        </text:list-item>
        <text:list-item>
          <text:p text:style-name="P24"><text:span text:style-name="T9">-std :<text:s/></text:span><text:span text:style-name="T14">El informe se mostrara por salida standard.</text:span></text:p>
        </text:list-item>
        <text:list-item>
          <text:p text:style-name="P24"><text:span text:style-name="T9">-b :<text:s/></text:span><text:span text:style-name="T14">Habilita ambas salidas.</text:span></text:p>
          <text:p text:style-name="P25"/>
        </text:list-item>
      </text:list>
      <text:list text:style-name="L81">
        <text:list-item>
          <text:number>6.</text:number>
          <text:p text:style-name="P19"><text:span text:style-name="T13">Parámetro 2 (opcional):</text:span></text:p>
        </text:list-item>
      </text:list>
      <text:list text:style-name="L121">
        <text:list-item>
          <text:p text:style-name="P26"><text:span text:style-name="T17">-all:</text:span><text:span text:style-name="T14"><text:s/>Es el parámetro por defecto. El rango mínimo es 0 y el rango máximo es 999999.</text:span></text:p>
        </text:list-item>
        <text:list-item>
          <text:p text:style-name="P26"><text:span text:style-name="T17">-range:</text:span><text:span text:style-name="T14"><text:s/>Se ingresa un mínimo y un máximo para determinar un rango.</text:span></text:p>
        </text:list-item>
        <text:list-item>
          <text:p text:style-name="P26"><text:span text:style-name="T17">-single:</text:span><text:span text:style-name="T14"><text:s/>Se ingresa el número de una orden de compra a buscar.</text:span></text:p>
        </text:list-item>
      </text:list>
      <text:list text:style-name="L131">
        <text:list-header>
          <text:p text:style-name="P27"/>
        </text:list-header>
      </text:list>
      <text:list text:style-name="L61" text:continue-numbering="true">
        <text:list-item>
          <text:p text:style-name="P6"><text:span text:style-name="T4">Ejemplos de invocación con distintos parámetros y valores, indicando en que oportunidad es usado y cuál es el resultado previsto:</text:span></text:p>
          <text:p text:style-name="P6"/>
          <text:p text:style-name="P6"><text:span text:style-name="T6">TODO</text:span></text:p>
          <text:p text:style-name="P7"><text:span text:style-name="T8">user@Fiuba:~$ ./occtrl</text:span></text:p>
        </text:list-item>
      </text:list>
      <text:p text:style-name="P6"/>
      <text:list text:style-name="L61" text:continue-numbering="true">
        <text:list-item>
          <text:p text:style-name="P6"><text:span text:style-name="T4">Listado del código del comando:<text:s/></text:span><text:span text:style-name="T6">TODO: codigo</text:span></text:p>
        </text:list-item>
      </text:list>
      <text:p text:style-name="P28"/>
      <text:list text:style-name="L21">
        <text:list-item>
          <text:p text:style-name="P4">Nombre del comando: modulo_mover</text:p>
        </text:list-item>
      </text:list>
      <text:list text:style-name="L221" text:continue-numbering="true">
        <text:list-item>
          <text:p text:style-name="P5">Archivos de Input:<text:span text:style-name="T1"><text:s/>El a</text:span><text:span text:style-name="T18">rchivo definido en el parámetro 1.</text:span></text:p>
        </text:list-item>
        <text:list-item>
          <text:p text:style-name="P6"><text:span text:style-name="T2">Archivos de Output:</text:span><text:span text:style-name="T1"><text:s/>El a</text:span><text:span text:style-name="T18">rchivo definido en el parámetro 2. El a</text:span><text:span text:style-name="T19">rchivo de Log del comando que la invoca (si corresponde).</text:span></text:p>
        </text:list-item>
        <text:list-item>
          <text:p text:style-name="P7">Parámetros:<text:span text:style-name="T14"><text:s/></text:span></text:p>
        </text:list-item>
      </text:list>
      <text:list text:style-name="L81">
        <text:list-item>
          <text:number>7.</text:number>
          <text:p text:style-name="P19"><text:span text:style-name="T10">Parámetro 1 (obligatorio):</text:span><text:span text:style-name="T11"><text:s/>Origen.</text:span></text:p>
          <text:p text:style-name="P20"/>
        </text:list-item>
        <text:list-item>
          <text:number>8.</text:number>
          <text:p text:style-name="P19"><text:span text:style-name="T13">Parámetro 2 (obligatorio):</text:span><text:span text:style-name="T14"><text:s/></text:span><text:span text:style-name="T11">Destino.</text:span></text:p>
          <text:p text:style-name="P19"/>
        </text:list-item>
        <text:list-item>
          <text:number>9.</text:number>
          <text:p text:style-name="P19"><text:span text:style-name="T10">Parámetro 3 (obligatorio):</text:span><text:span text:style-name="T11"><text:s/>El nombre del comando que la invoca.</text:span></text:p>
          <text:p text:style-name="P29"/>
        </text:list-item>
      </text:list>
      <text:list text:style-name="L221" text:continue-numbering="true">
        <text:list-item>
          <text:p text:style-name="P6"><text:span text:style-name="T2">Opciones:</text:span><text:span text:style-name="T1"><text:s/>Ninguna.</text:span></text:p>
        </text:list-item>
        <text:list-item>
          <text:p text:style-name="P6"><text:span text:style-name="T4">Ejemplos de invocación con distintos parámetros y valores, indicando en que oportunidad es usado y cuál es el resultado previsto:</text:span></text:p>
        </text:list-item>
      </text:list>
      <text:list text:style-name="L231">
        <text:list-header>
          <text:p text:style-name="P7"/>
        </text:list-header>
        <text:list-header>
          <text:p text:style-name="P7"><text:span text:style-name="T7">TODO</text:span></text:p>
        </text:list-header>
      </text:list>
      <text:list text:style-name="L221" text:continue-numbering="true">
        <text:list-header>
          <text:p text:style-name="P7"><text:span text:style-name="T8">user@Fiuba:~$ Mover</text:span></text:p>
        </text:list-header>
      </text:list>
      <text:p text:style-name="P6"/>
      <text:list text:style-name="L221" text:continue-numbering="true">
        <text:list-item>
          <text:p text:style-name="P6"><text:span text:style-name="T4">Listado del código del comando:<text:s/></text:span><text:span text:style-name="T6">TODO: codigo</text:span></text:p>
        </text:list-item>
      </text:list>
      <text:p text:style-name="P6"/>
      <text:p text:style-name="P3"/>
      <text:list text:style-name="L21">
        <text:list-item>
          <text:p text:style-name="P4">Nombre del comando: modulo_glog</text:p>
        </text:list-item>
      </text:list>
      <text:list text:style-name="L241" text:continue-numbering="true">
        <text:list-item>
          <text:p text:style-name="P5">Archivos de Input:<text:span text:style-name="T1"><text:s/>Ninguno.</text:span></text:p>
        </text:list-item>
        <text:list-item>
          <text:p text:style-name="P6"><text:span text:style-name="T2">Archivos de Output:</text:span><text:span text:style-name="T1"><text:s/></text:span><text:span text:style-name="T3">Ninguno.</text:span></text:p>
        </text:list-item>
        <text:list-item>
          <text:p text:style-name="P6"><text:span text:style-name="T2">Parámetros:</text:span><text:span text:style-name="T1"><text:s/></text:span></text:p>
        </text:list-item>
      </text:list>
      <text:list text:style-name="L81">
        <text:list-item>
          <text:number>10.</text:number>
          <text:p text:style-name="P19"><text:span text:style-name="T10">Parámetro 1 (obligatorio):</text:span><text:span text:style-name="T11"><text:s/>El nombre del comando que la invoca.</text:span></text:p>
          <text:p text:style-name="P20"/>
        </text:list-item>
        <text:list-item>
          <text:number>11.</text:number>
          <text:p text:style-name="P19"><text:span text:style-name="T13">Parámetro 2 (obligatorio):</text:span><text:span text:style-name="T14"><text:s/></text:span><text:span text:style-name="T11">El mensaje a guardar en el log.</text:span></text:p>
          <text:p text:style-name="P19"/>
        </text:list-item>
        <text:list-item>
          <text:number>12.</text:number>
          <text:p text:style-name="P30"><text:span text:style-name="T20">Parámetro 3 (obligatorio):</text:span><text:span text:style-name="T18"><text:s/>El tipo de mensaje.</text:span></text:p>
          <text:p text:style-name="P30"/>
        </text:list-item>
      </text:list>
      <text:list text:style-name="L241" text:continue-numbering="true">
        <text:list-item>
          <text:p text:style-name="P6"><text:span text:style-name="T2">Opciones:</text:span><text:span text:style-name="T1"><text:s/></text:span></text:p>
        </text:list-item>
      </text:list>
      <text:list text:style-name="L81">
        <text:list-header>
          <text:number/>
          <text:p text:style-name="P30"/>
        </text:list-header>
        <text:list-item>
          <text:number>13.</text:number>
          <text:p text:style-name="P19"><text:span text:style-name="T10">Parámetro 3 (obligatorio):</text:span></text:p>
        </text:list-item>
      </text:list>
      <text:list text:style-name="L281">
        <text:list-item>
          <text:p text:style-name="P26">I = INFORMATIVO: En el Archivo de Log se registran eventualmente mensajes informativos sobre el curso de ejecución del comando. Ej: Inicio de Ejecución</text:p>
        </text:list-item>
        <text:list-item>
          <text:p text:style-name="P26">W = WARNING (de alerta): En el Archivo de Log se registran eventualmente mensajes de alerta sobre el curso de ejecución del comando. Ej: Archivo ya procesado</text:p>
        </text:list-item>
        <text:list-item>
          <text:p text:style-name="P26">E = ERROR: En el Archivo de Log se registran SIEMPRE mensajes de error Ej: Archivo Inexistente.</text:p>
        </text:list-item>
        <text:list-item>
          <text:p text:style-name="P31"><text:span text:style-name="T11">SE = ERROR SEVERO: En el Archivo de Log se registran SIEMPRE mensajes severos de error Ej: Comando Inexistente.</text:span></text:p>
        </text:list-item>
      </text:list>
      <text:p text:style-name="P32"/>
      <text:list text:style-name="L241" text:continue-numbering="true">
        <text:list-item>
          <text:p text:style-name="P6"><text:span text:style-name="T4">Ejemplos de invocación con distintos parámetros y valores, indicando en que oportunidad es usado y cuál es el resultado previsto:</text:span></text:p>
        </text:list-item>
      </text:list>
      <text:list text:style-name="L251">
        <text:list-header>
          <text:p text:style-name="P7"/>
        </text:list-header>
        <text:list-header>
          <text:p text:style-name="P7"><text:span text:style-name="T7">TODO</text:span></text:p>
        </text:list-header>
      </text:list>
      <text:list text:style-name="L241" text:continue-numbering="true">
        <text:list-header>
          <text:p text:style-name="P7"><text:span text:style-name="T8">user@Fiuba:~$ Glog</text:span></text:p>
        </text:list-header>
      </text:list>
      <text:p text:style-name="P6"/>
      <text:list text:style-name="L241" text:continue-numbering="true">
        <text:list-item>
          <text:p text:style-name="P6"><text:span text:style-name="T4">Listado del código del comando:<text:s/></text:span><text:span text:style-name="T6">TODO: codigo</text:span></text:p>
        </text:list-item>
      </text:list>
      <text:p text:style-name="P4"/>
      <text:p text:style-name="P12"/>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tab-stop-distance="35.461478755799995pt" style:writing-mode="page"/>
      <style:text-properties fo:country="AR" fo:font-family="Times New Roman" fo:font-size="12.000000000000000pt" fo:language="es" style:letter-kerning="true"/>
    </style:default-style>
    <style:style style:name="Standard" style:display-name="Standard" style:family="paragraph">
      <style:paragraph-properties style:tab-stop-distance="35.461478755799995pt" style:writing-mode="page"/>
      <style:text-properties fo:country="AR" fo:font-family="Times New Roman" fo:font-size="12.000000000000000pt" fo:language="es" style:letter-kerning="true"/>
    </style:style>
    <style:style style:name="Heading" style:display-name="Heading" style:family="paragraph" style:next-style-name="Text_20body">
      <style:paragraph-properties fo:margin-bottom="6.009459229600000pt" fo:margin-top="11.990571953400000pt" style:tab-stop-distance="35.461478755799995pt" style:writing-mode="page"/>
      <style:text-properties fo:country="AR" fo:font-family="Arial" fo:font-size="14.000000000000000pt" fo:language="es" style:letter-kerning="true"/>
    </style:style>
    <style:style style:name="Heading_206" style:display-name="Heading 6" style:family="paragraph" style:next-style-name="Standard">
      <style:paragraph-properties style:tab-stop-distance="35.461478755799995pt" style:writing-mode="page"/>
      <style:text-properties fo:country="AR" fo:font-family="Times New Roman" fo:font-size="12.000000000000000pt" fo:font-weight="bold" fo:language="es" style:letter-kerning="true"/>
    </style:style>
    <style:style style:name="Text_20body" style:display-name="Text body" style:family="paragraph">
      <style:paragraph-properties fo:margin-bottom="6.009459229600000pt" fo:margin-top="0.000000000000000pt" style:tab-stop-distance="35.461478755799995pt" style:writing-mode="page"/>
      <style:text-properties fo:country="AR" fo:font-family="Times New Roman" fo:font-size="12.000000000000000pt" fo:language="es" style:letter-kerning="true"/>
    </style:style>
    <style:style style:name="List" style:display-name="List" style:family="paragraph">
      <style:paragraph-properties fo:margin-bottom="6.009459229600000pt" fo:margin-top="0.000000000000000pt" style:tab-stop-distance="35.461478755799995pt" style:writing-mode="page"/>
      <style:text-properties fo:country="AR" fo:font-family="Times New Roman" fo:font-size="12.000000000000000pt" fo:language="es" style:letter-kerning="true"/>
    </style:style>
    <style:style style:name="Horizontal_20Line" style:display-name="Horizontal Line" style:family="paragraph" style:next-style-name="Text_20body">
      <style:paragraph-properties fo:border-bottom="0.056693pt double #808080" fo:margin-bottom="14.144906394200000pt" fo:margin-top="0.000000000000000pt" fo:padding-bottom="0.000000000000000pt" fo:padding-left="0.000000000000000pt" fo:padding-right="0.000000000000000pt" fo:padding-top="0.000000000000000pt" style:border-line-width-bottom="0.056693pt 0.992128pt 0.056693pt" style:tab-stop-distance="35.461478755799995pt" style:writing-mode="page"/>
      <style:text-properties fo:country="AR" fo:font-family="Times New Roman" fo:font-size="6.000000000000000pt" fo:language="es" style:letter-kerning="true"/>
    </style:style>
    <style:style style:name="Index" style:display-name="Index" style:family="paragraph">
      <style:paragraph-properties style:tab-stop-distance="35.461478755799995pt" style:writing-mode="page"/>
      <style:text-properties fo:country="AR" fo:font-family="Times New Roman" fo:font-size="12.000000000000000pt" fo:language="es" style:letter-kerning="true"/>
    </style:style>
    <style:style style:name="Caption" style:display-name="Caption" style:family="paragraph">
      <style:paragraph-properties fo:margin-bottom="6.009459229600000pt" fo:margin-top="6.009459229600000pt" style:tab-stop-distance="35.461478755799995pt" style:writing-mode="page"/>
      <style:text-properties fo:country="AR" fo:font-family="Times New Roman" fo:font-size="12.000000000000000pt" fo:font-style="italic" fo:language="es" style:letter-kerning="true"/>
    </style:style>
    <style:style style:name="WW8Num28z1" style:display-name="WW8Num28z1" style:family="text">
      <style:text-properties fo:color="#000000" fo:font-family="Symbol"/>
    </style:style>
    <style:style style:name="WW8Num28z2" style:display-name="WW8Num28z2" style:family="text">
      <style:text-properties fo:font-family="Wingdings"/>
    </style:style>
    <style:style style:name="WW8Num28z4" style:display-name="WW8Num28z4" style:family="text">
      <style:text-properties fo:font-family="Courier New"/>
    </style:style>
    <style:style style:name="Bullet_20Symbols" style:display-name="Bullet Symbols" style:family="text">
      <style:text-properties fo:font-family="OpenSymbol"/>
    </style:style>
    <style:style style:name="WW8Num10z0" style:display-name="WW8Num10z0" style:family="text">
      <style:text-properties fo:font-family="Symbol"/>
    </style:style>
    <style:style style:name="WW8Num10z1" style:display-name="WW8Num10z1" style:family="text">
      <style:text-properties fo:font-family="Courier New"/>
    </style:style>
    <style:style style:name="WW8Num6z0" style:display-name="WW8Num6z0" style:family="text">
      <style:text-properties fo:font-family="Symbol"/>
    </style:style>
    <style:style style:name="WW8Num10z2" style:display-name="WW8Num10z2" style:family="text">
      <style:text-properties fo:font-family="Wingdings"/>
    </style:style>
    <style:style style:name="WW8Num6z1" style:display-name="WW8Num6z1" style:family="text">
      <style:text-properties fo:font-family="Courier New"/>
    </style:style>
    <style:style style:name="WW8Num6z2" style:display-name="WW8Num6z2" style:family="text">
      <style:text-properties fo:font-family="Wingdings"/>
    </style:style>
    <style:style style:name="Internet_20link" style:display-name="Internet link" style:family="text">
      <style:text-properties fo:color="#000080" fo:country="none" fo:language="zxx" style:text-underline-style="solid" style:text-underline-type="single" style:text-underline-width="auto"/>
    </style:style>
    <style:style style:name="Numbering_20Symbols" style:display-name="Numbering Symbols" style:family="text"/>
    <style:style style:name="WW8Num28z0" style:display-name="WW8Num28z0" style:family="text">
      <style:text-properties fo:font-family="Symbol"/>
    </style:style>
    <text:list-style style:name="WW8Num6" style:display-name="WW8Num6">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text:start-value="1" style:num-format="1">
        <style:list-level-properties/>
      </text:list-level-style-number>
    </text:list-style>
    <text:list-style style:name="WW8Num10" style:display-name="WW8Num10">
      <text:list-level-style-bullet text:level="1" text:bullet-char="">
        <style:list-level-properties/>
      </text:list-level-style-bullet>
      <text:list-level-style-bullet text:level="2" text:bullet-char="o">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text:start-value="1" style:num-format="1">
        <style:list-level-properties/>
      </text:list-level-style-number>
    </text:list-style>
    <text:list-style style:name="WW8Num36" style:display-name="WW8Num36">
      <text:list-level-style-number text:level="1" style:num-suffix="." text:start-value="1" style:num-format="1">
        <style:list-level-properties/>
      </text:list-level-style-number>
      <text:list-level-style-number text:level="2" style:num-suffix="." text:start-value="1" style:num-format="a">
        <style:list-level-properties/>
      </text:list-level-style-number>
      <text:list-level-style-number text:level="3" style:num-suffix="." text:start-value="1" style:num-format="i">
        <style:list-level-properties fo:text-align="end"/>
      </text:list-level-style-number>
      <text:list-level-style-number text:level="4" style:num-suffix="." text:start-value="1" style:num-format="1">
        <style:list-level-properties/>
      </text:list-level-style-number>
      <text:list-level-style-number text:level="5" style:num-suffix="." text:start-value="1" style:num-format="a">
        <style:list-level-properties/>
      </text:list-level-style-number>
      <text:list-level-style-number text:level="6" style:num-suffix="." text:start-value="1" style:num-format="i">
        <style:list-level-properties fo:text-align="end"/>
      </text:list-level-style-number>
      <text:list-level-style-number text:level="7" style:num-suffix="." text:start-value="1" style:num-format="1">
        <style:list-level-properties/>
      </text:list-level-style-number>
      <text:list-level-style-number text:level="8" style:num-suffix="." text:start-value="1" style:num-format="a">
        <style:list-level-properties/>
      </text:list-level-style-number>
      <text:list-level-style-number text:level="9" style:num-suffix="." text:start-value="1" style:num-format="i">
        <style:list-level-properties fo:text-align="end"/>
      </text:list-level-style-number>
      <text:list-level-style-number text:level="10" style:num-suffix="." text:start-value="1" style:num-format="1">
        <style:list-level-properties/>
      </text:list-level-style-number>
    </text:list-style>
    <text:list-style style:name="WW8Num28" style:display-name="WW8Num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o">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o">
        <style:list-level-properties/>
      </text:list-level-style-bullet>
      <text:list-level-style-bullet text:level="9" text:bullet-char="">
        <style:list-level-properties/>
      </text:list-level-style-bullet>
      <text:list-level-style-number text:level="10" style:num-suffix="." text:start-value="1" style:num-format="1">
        <style:list-level-properties/>
      </text:list-level-style-number>
    </text:list-style>
  </office:styles>
  <office:automatic-styles>
    <style:page-layout style:name="pm1" style:page-usage="all">
      <style:page-layout-properties fo:margin-bottom="56.693011599999998pt" fo:margin-left="56.693011599999998pt" fo:margin-right="56.693011599999998pt" fo:margin-top="56.693011599999998pt" fo:page-height="841.862875754199990pt" fo:page-width="595.248275294199971pt" style:print-orientation="portrait">
    
   </style:page-layout-properties>
    </style:page-layout>
    <style:page-layout style:name="pm2" style:page-usage="all">
      <style:page-layout-properties fo:margin-bottom="56.693011599999998pt" fo:margin-left="56.693011599999998pt" fo:margin-right="56.693011599999998pt" fo:margin-top="56.693011599999998pt" fo:page-height="841.891222259999950pt" fo:page-width="595.276621799999930pt" style:print-orientation="portrait">
    
   </style:page-layout-properties>
    </style:page-layout>
  </office:automatic-styles>
  <office:master-styles>
    <style:master-page style:name="Standard1" style:page-layout-name="pm1"/>
    <style:master-page style:name="Standard2"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1.2</meta:generator>
    <dc:title/>
    <meta:initial-creator>Vero</meta:initial-creator>
    <meta:editing-cycles>53</meta:editing-cycles>
    <dc:date>2010-05-10T10:49:06</dc:date>
    <meta:creation-date>2010-05-07T15:15:49</meta:creation-date>
    <dc:creator>Vero </dc:creator>
  </office:meta>
</office:document-meta>
</file>